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able_20_Contents" style:list-style-nam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padding="0cm" fo:border="none"/>
    </style:style>
    <style:style style:name="T1" style:family="text">
      <style:text-properties fo:color="#666666" style:text-line-through-style="none" style:text-underline-style="none" style:text-blinking="false"/>
    </style:style>
    <style:style style:name="T2" style:family="text">
      <style:text-properties style:text-line-through-style="none" style:text-underline-style="none" style:text-blinking="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name="tagDoc" form:apply-filter="tru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asady gry</text:p>
      <text:section text:style-name="Sect1" text:name="bodyContent">
        <text:section text:style-name="Sect1" text:name="subBC">
          <text:h text:style-name="Heading_20_3" text:outline-level="3"><text:bookmark text:name="contentArea"/>Cel gry</text:h>
          <text:p text:style-name="Text_20_body"> </text:p>
          <text:p text:style-name="Text_20_body">Celem gry jest utworzenie najlepszego pięciokartowego układu z siedmiu kart. Tworzymy ten układ z dwóch kart, które otrzymujemy na początku, oraz pięciu, które w trakcie gry zostaną wyłożone na stole przez rozdającego. </text:p>
          <text:p text:style-name="Text_20_body"> </text:p>
          <text:h text:style-name="Heading_20_3" text:outline-level="3">Rozpoczęcie gry </text:h>
          <text:p text:style-name="Text_20_body">Zakłady w ciemno </text:p>
          <text:p text:style-name="Text_20_body">Przed rozdaniem wybrani gracze stawiają zakłady „w ciemno” tzw. blindy. Dwóch graczy na lewo od dealera (rozdającego karty) stawia odpowiednio małą i wielką ciemną (small blind i big blind). Są to jedyni gracze, którzy wpłacają pieniądze do puli przed rozdaniem kart. Stawki zakładów w ciemno są uzależnione od tego, na jakim stoliku gramy.<text:line-break/><text:line-break/>Dealer </text:p>
          <text:p text:style-name="Text_20_body">W pokerze Texas Hold’em krupier rozpoczyna rozdawanie od gracza, przy którym znajduje się znaczek z literką „D”. Znaczek ten informuje, który gracz jest „rozdającym”. Wprawdzie w tej odmianie pokera karty rozdaje nasz krupier (komputer), ale to gracz, przy którym znajduje się znaczek „D”, gra tak, jakby to on był krupierem. Karty są rozdawane tak, jakby gracz rozdawał je w grze offline. Dealerami zostają kolejno, zgodnie z ruchem wskazówek zegara, wszyscy gracze siedzący przy stole. </text:p>
          <text:p text:style-name="Text_20_body"> </text:p>
          <text:h text:style-name="Heading_20_3" text:outline-level="3">Przebieg gry </text:h>
          <text:p text:style-name="Text_20_body">Dealer zawsze rozdaje karty, zaczynając od gracza siedzącego najbliżej jego lewej strony. Karty rozdawane są zgodnie z ruchem wskazówek zegara - wokół stołu, obejmując każdego uczestnika gry. Każdy otrzymuje najpierw jedną, a następnie drugą kartę, których nie ujawnia. Rundę licytacji zawsze rozpoczyna osoba siedząca z lewej strony gracza z „dużą ciemną” (big blind). Gracz ten nie może sprawdzać (check) – może jedynie pasować (fold), wejść (call) lub podnieść (raise) stawkę „dużej ciemnej”. <text:line-break/>Licytacja przesuwa się kolejno do każdego siedzącego przy stole gracza. Każdy ma do wyboru spasowanie, wejście lub podniesienie stawki, dopóki kolejka nie dojdzie do tego, który zgłosił „dużą ciemną”. Jeśli do tego momentu nikt nie podniósł stawki, ma on możliwość sprawdzić (wchodząc z zakładem z „dużej ciemnej”) lub podnieść stawkę. <text:line-break/><text:line-break/><text:line-break/>Flop<text:line-break/><text:line-break/>Po zakończeniu pierwszej licytacji dealer wykłada na stół trzy karty widoczne dla wszystkich graczy, tzw. „community cards”. Konfigurując je z kartami trzymanymi w ręku, każdy gracz może już tworzyć swój układ. W tej fazie gry mamy już informacje nie tylko na temat własnych kart, ale także o jakości trzech wspólnych. Decyzja, jaką teraz podejmiemy, będzie prawdopodobnie najważniejszą podczas całej partii.<text:line-break/><text:line-break/>Po otrzymaniu „flopa” następuje druga runda licytacji. Zaczyna się ona od gracza, który znajduje się najbliżej rozdającego karty. Może on sprawdzić (check) lub wejść (bet). Jeśli któryś z graczy <text:soft-page-break/>postanowi wejść, pozostali gracze nie mogą już korzystać z opcji sprawdzania w danej rundzie licytacji – mogą jedynie pasować, wejść lub podnieść stawkę.<text:line-break/><text:line-break/>Turn<text:line-break/><text:line-break/>Po zakończeniu drugiej rundy licytacji na stole pojawia się kolejna, czwarta karta widoczna dla wszystkich - turn. Turn jest niezwykle ważną rundą licytacji w Texas Hold’em. Na tym etapie licytacji wysokość zakładów wzrosła. Obowiązuje też ograniczenie liczby podniesienia stawki do trzech. Możemy teraz użyć wszystkich sześciu kart do utworzenia naszego najlepszego układu. Licytacja również rozpoczyna się od gracza znajdującego się najbliżej rozdającego karty i przesuwa się zgodnie z ruchem wskazówek zegara.<text:line-break/><text:line-break/>River<text:line-break/><text:line-break/>Po skończonej licytacji odkrywana jest piąta karta (river). Na stole są więc trzy karty z flopa, czwarta karta - turn i piąta karta - river. W tym momencie w grze jest pięć kart leżących na stole i po dwie karty w ręku każdego gracza. Rozpoczyna się kolejna runda licytacji, znów począwszy od pierwszego pozostającego w grze gracza z lewej rozdającego. Gracze mogą sprawdzać, wchodzić, podnosić stawkę lub pasować. Najważniejsze na tym etapie gry są umiejętność kontynuacji gry ze średnimi układami, które mają jednak szanse na wygraną, a z drugiej strony rzucenie kart we właściwym momencie, kiedy jesteśmy przekonani, że przegraliśmy. Po zakończeniu licytacji gracze wykładają wszystkie karty na stół i na podstawie hierarchii układów określany jest zwycięzca.<text:line-break/>Wygrywający gracz nie musi pokazywać kart, jeśli wygrał dlatego, że wszyscy pozostali gracze spasowali. <text:line-break/>Po ogłoszeniu zwycięzcy gra rozpoczyna się od nowa. Znaczek rozdającego przesuwa się o jedno miejsce, a gracze siedzący po jego lewej stronie wnoszą „małą” i „dużą ciemną”. </text:p>
          <text:p text:style-name="Text_20_body"/>
          <text:p text:style-name="Text_20_body"/>
          <text:p text:style-name="Text_20_body">Jakby coś było jeszcze niejasne, to podobnych opisów jest w sieci do groma.</text:p>
          <text:p text:style-name="P1">źródło: http://www.poker1.pl/texasholdem/240</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zymon Witamborski</meta:initial-creator>
    <meta:creation-date>2010-03-17T09:58:32</meta:creation-date>
    <dc:date>2010-03-17T10:03:00</dc:date>
    <dc:creator>Szymon Witamborski</dc:creator>
    <meta:editing-duration>PT00H04M28S</meta:editing-duration>
    <meta:editing-cycles>2</meta:editing-cycles>
    <meta:generator>OpenOffice.org/3.2$Linux OpenOffice.org_project/320m12$Build-9483</meta:generator>
    <meta:document-statistic meta:table-count="0" meta:image-count="0" meta:object-count="0" meta:page-count="2" meta:paragraph-count="14" meta:word-count="664" meta:character-count="4411"/>
  </office:meta>
</office:document-meta>
</file>